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Symbols" svg:font-family="'Noto Sans Symbol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Heading_20_1">
      <style:paragraph-properties fo:margin-left="0.9835in" fo:text-align="left" style:justify-single-word="false" fo:text-indent="0.4917in" style:auto-text-indent="false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Standard">
      <style:paragraph-properties fo:margin-left="0.25in" fo:text-align="center" style:justify-single-word="false"/>
    </style:style>
    <style:style style:name="P4" style:family="paragraph" style:parent-style-name="Standard">
      <style:text-properties fo:font-weight="bold" style:font-name-asian="Arial1" style:font-weight-asian="bold" style:font-name-complex="Calibri2" style:font-size-complex="32pt" style:font-weight-complex="bold"/>
    </style:style>
    <style:style style:name="P5" style:family="paragraph" style:parent-style-name="List_20_Paragraph" style:list-style-name="WWNum19">
      <style:paragraph-properties fo:line-height="100%"/>
    </style:style>
    <style:style style:name="P6" style:family="paragraph" style:parent-style-name="List_20_Paragraph">
      <style:paragraph-properties fo:line-height="100%"/>
      <style:text-properties fo:font-size="4pt" style:font-size-asian="4pt"/>
    </style:style>
    <style:style style:name="P7" style:family="paragraph" style:parent-style-name="Standard">
      <style:text-properties fo:color="#202122" loext:opacity="100%" style:font-name="Calibri1" fo:font-size="1pt" style:text-underline-style="solid" style:text-underline-width="auto" style:text-underline-color="font-color" style:font-name-asian="Arial1" style:font-size-asian="1pt" style:font-name-complex="Arial1" style:font-size-complex="10.5pt"/>
    </style:style>
    <style:style style:name="P8" style:family="paragraph" style:parent-style-name="List_20_Paragraph" style:list-style-name="WWNum20">
      <style:paragraph-properties fo:margin-left="0.4957in" fo:line-height="100%" fo:text-indent="-0.248in" style:auto-text-indent="false"/>
    </style:style>
    <style:style style:name="P9" style:family="paragraph" style:parent-style-name="Standard">
      <style:text-properties officeooo:paragraph-rsid="0005f2c7"/>
    </style:style>
    <style:style style:name="P10" style:family="paragraph" style:parent-style-name="Standard" style:list-style-name="WWNum18">
      <style:paragraph-properties fo:margin-top="0in" fo:margin-bottom="0in" style:contextual-spacing="false" fo:line-height="115%" fo:padding="0in" fo:border="none" style:shadow="none" style:join-border="false"/>
    </style:style>
    <style:style style:name="P11" style:family="paragraph" style:parent-style-name="Standard" style:list-style-name="WWNum18">
      <style:paragraph-properties fo:margin-top="0in" fo:margin-bottom="0.139in" style:contextual-spacing="false" fo:line-height="115%" fo:padding="0in" fo:border="none" style:shadow="none" style:join-border="false"/>
    </style:style>
    <style:style style:name="P12" style:family="paragraph" style:parent-style-name="List_20_Paragraph" style:list-style-name="WWNum21">
      <style:paragraph-properties fo:line-height="100%"/>
    </style:style>
    <style:style style:name="P13" style:family="paragraph" style:parent-style-name="List_20_Paragraph" style:list-style-name="WWNum21">
      <style:paragraph-properties fo:line-height="100%"/>
      <style:text-properties fo:font-weight="bold" fo:background-color="transparent" style:font-weight-asian="bold"/>
    </style:style>
    <style:style style:name="P14" style:family="paragraph" style:parent-style-name="List_20_Paragraph">
      <style:paragraph-properties fo:line-height="100%"/>
      <style:text-properties fo:font-size="5pt" style:font-size-asian="5pt"/>
    </style:style>
    <style:style style:name="P15" style:family="paragraph" style:parent-style-name="Standard">
      <style:text-properties fo:font-size="4pt" style:font-size-asian="4pt"/>
    </style:style>
    <style:style style:name="P16" style:family="paragraph" style:parent-style-name="Standard" style:list-style-name="WWNum10">
      <style:paragraph-properties fo:margin-top="0in" fo:margin-bottom="0in" style:contextual-spacing="false" fo:line-height="100%" fo:padding="0in" fo:border="none" style:shadow="none" style:join-border="false"/>
    </style:style>
    <style:style style:name="P17" style:family="paragraph" style:parent-style-name="Standard" style:list-style-name="WWNum10">
      <style:paragraph-properties fo:margin-top="0in" fo:margin-bottom="0.139in" style:contextual-spacing="false" fo:line-height="100%" fo:padding="0in" fo:border="none" style:shadow="none" style:join-border="false"/>
    </style:style>
    <style:style style:name="P18" style:family="paragraph" style:parent-style-name="List_20_Paragraph" style:list-style-name="WWNum22">
      <style:paragraph-properties fo:line-height="100%"/>
    </style:style>
    <style:style style:name="P19" style:family="paragraph" style:parent-style-name="List_20_Paragraph">
      <style:paragraph-properties fo:line-height="100%"/>
      <style:text-properties fo:font-size="6pt" style:font-size-asian="6pt"/>
    </style:style>
    <style:style style:name="P20" style:family="paragraph" style:parent-style-name="Standard">
      <style:text-properties fo:font-size="1pt" style:text-underline-style="solid" style:text-underline-width="auto" style:text-underline-color="font-color" style:font-size-asian="1pt"/>
    </style:style>
    <style:style style:name="P21" style:family="paragraph" style:parent-style-name="Standard" style:list-style-name="WWNum18">
      <style:paragraph-properties fo:margin-left="0.4957in" fo:margin-top="0in" fo:margin-bottom="0in" style:contextual-spacing="false" fo:line-height="100%" fo:text-indent="-0.248in" style:auto-text-indent="false" fo:padding="0in" fo:border="none" style:shadow="none" style:join-border="false"/>
    </style:style>
    <style:style style:name="P22" style:family="paragraph" style:parent-style-name="Standard" style:list-style-name="WWNum18">
      <style:paragraph-properties fo:margin-left="0.4957in" fo:margin-top="0in" fo:margin-bottom="0.139in" style:contextual-spacing="false" fo:line-height="100%" fo:text-indent="-0.248in" style:auto-text-indent="false" fo:padding="0in" fo:border="none" style:shadow="none" style:join-border="false"/>
    </style:style>
    <style:style style:name="P23" style:family="paragraph" style:parent-style-name="Standard">
      <style:paragraph-properties fo:line-height="115%"/>
    </style:style>
    <style:style style:name="P24" style:family="paragraph" style:parent-style-name="Standard">
      <style:paragraph-properties fo:line-height="100%"/>
    </style:style>
    <style:style style:name="P25" style:family="paragraph" style:parent-style-name="Standard">
      <style:paragraph-properties fo:line-height="100%"/>
      <style:text-properties fo:font-weight="bold" officeooo:rsid="0005f2c7" officeooo:paragraph-rsid="0005f2c7" style:font-weight-asian="bold" style:font-weight-complex="bold"/>
    </style:style>
    <style:style style:name="P26" style:family="paragraph" style:parent-style-name="Standard" style:list-style-name="WWNum17">
      <style:paragraph-properties fo:margin-top="0in" fo:margin-bottom="0in" style:contextual-spacing="false" fo:line-height="100%" fo:padding="0in" fo:border="none" style:shadow="none" style:join-border="false"/>
    </style:style>
    <style:style style:name="P27" style:family="paragraph" style:parent-style-name="Standard">
      <style:paragraph-properties fo:margin-left="0.5in" fo:margin-top="0in" fo:margin-bottom="0in" style:contextual-spacing="false" fo:line-height="100%" fo:padding="0in" fo:border="none" style:shadow="none" style:join-border="false"/>
      <style:text-properties fo:font-size="6pt" style:font-size-asian="6pt"/>
    </style:style>
    <style:style style:name="P28" style:family="paragraph" style:parent-style-name="Standard" style:list-style-name="WWNum17">
      <style:paragraph-properties fo:margin-top="0in" fo:margin-bottom="0.139in" style:contextual-spacing="false" fo:line-height="100%" fo:padding="0in" fo:border="none" style:shadow="none" style:join-border="false"/>
    </style:style>
    <style:style style:name="P29" style:family="paragraph" style:parent-style-name="Standard">
      <style:paragraph-properties fo:margin-top="0in" fo:margin-bottom="0in" style:contextual-spacing="false" fo:line-height="100%" fo:padding="0in" fo:border="none" style:shadow="none" style:join-border="false"/>
    </style:style>
    <style:style style:name="P30" style:family="paragraph" style:parent-style-name="Standard">
      <style:paragraph-properties fo:margin-top="0in" fo:margin-bottom="0in" style:contextual-spacing="false" fo:line-height="100%" fo:padding="0in" fo:border="none" style:shadow="none" style:join-border="false"/>
      <style:text-properties fo:color="#000000" loext:opacity="100%" style:font-name="Calibri1" fo:font-size="14pt" style:font-name-asian="Arial1" style:font-size-asian="14pt" style:font-name-complex="Arial1" style:font-size-complex="9.5pt"/>
    </style:style>
    <style:style style:name="P31" style:family="paragraph" style:parent-style-name="Standard">
      <style:paragraph-properties fo:margin-top="0in" fo:margin-bottom="0in" style:contextual-spacing="false" fo:line-height="100%" fo:padding="0in" fo:border="none" style:shadow="none" style:join-border="false"/>
      <style:text-properties fo:color="#000000" loext:opacity="100%" style:font-name="Calibri1" fo:font-size="7pt" style:font-name-asian="Arial1" style:font-size-asian="7pt" style:font-name-complex="Arial1" style:font-size-complex="9.5pt"/>
    </style:style>
    <style:style style:name="P32" style:family="paragraph" style:parent-style-name="Standard">
      <style:paragraph-properties fo:margin-left="0.25in" fo:margin-top="0in" fo:margin-bottom="0in" style:contextual-spacing="false" fo:line-height="100%" fo:padding="0in" fo:border="none" style:shadow="none" style:join-border="false"/>
      <style:text-properties fo:color="#000000" loext:opacity="100%" style:font-name="Calibri1" fo:font-size="9.5pt" style:font-name-asian="Arial1" style:font-size-asian="9.5pt" style:font-name-complex="Arial1" style:font-size-complex="9.5pt"/>
    </style:style>
    <style:style style:name="P33" style:family="paragraph" style:parent-style-name="Standard">
      <style:paragraph-properties fo:margin-top="0in" fo:margin-bottom="0in" style:contextual-spacing="false" fo:line-height="115%" fo:padding="0in" fo:border="none" style:shadow="none" style:join-border="false"/>
    </style:style>
    <style:style style:name="P34" style:family="paragraph" style:parent-style-name="Standard">
      <style:paragraph-properties fo:margin-top="0in" fo:margin-bottom="0in" style:contextual-spacing="false" fo:line-height="115%" fo:padding="0in" fo:border="none" style:shadow="none" style:join-border="false"/>
      <style:text-properties fo:color="#000000" loext:opacity="100%" fo:font-size="5pt" style:font-size-asian="5pt" style:font-size-complex="12pt"/>
    </style:style>
    <style:style style:name="P35" style:family="paragraph" style:parent-style-name="Standard">
      <style:paragraph-properties fo:margin-top="0in" fo:margin-bottom="0in" style:contextual-spacing="false" fo:line-height="100%" fo:padding="0in" fo:border="none" style:shadow="none" style:join-border="false"/>
      <style:text-properties fo:color="#000000" loext:opacity="100%" fo:font-size="12pt" style:font-size-asian="12pt" style:font-size-complex="12pt"/>
    </style:style>
    <style:style style:name="P36" style:family="paragraph" style:parent-style-name="Standard">
      <style:paragraph-properties fo:margin-top="0in" fo:margin-bottom="0in" style:contextual-spacing="false" fo:line-height="100%" fo:padding="0in" fo:border="none" style:shadow="none" style:join-border="false"/>
      <style:text-properties fo:color="#000000" loext:opacity="100%" style:font-name="Calibri1" fo:font-size="6pt" style:font-name-asian="Arial1" style:font-size-asian="6pt" style:font-name-complex="Arial1" style:font-size-complex="9.5pt"/>
    </style:style>
    <style:style style:name="P37" style:family="paragraph" style:parent-style-name="Standard" style:list-style-name="WWNum18">
      <style:paragraph-properties fo:margin-left="0.4957in" fo:margin-top="0in" fo:margin-bottom="0in" style:contextual-spacing="false" fo:line-height="138%" fo:text-indent="-0.248in" style:auto-text-indent="false" fo:padding="0in" fo:border="none" style:shadow="none" style:join-border="false"/>
    </style:style>
    <style:style style:name="P38" style:family="paragraph" style:parent-style-name="Standard">
      <style:paragraph-properties fo:margin-top="0in" fo:margin-bottom="0in" style:contextual-spacing="false" fo:line-height="100%" fo:padding="0in" fo:border="none" style:shadow="none" style:join-border="false"/>
      <style:text-properties fo:color="#000000" loext:opacity="100%" style:font-name="Calibri1" fo:font-size="9.5pt" style:font-name-asian="Arial1" style:font-size-asian="9.5pt" style:font-name-complex="Arial1" style:font-size-complex="9.5pt"/>
    </style:style>
    <style:style style:name="P39" style:family="paragraph" style:parent-style-name="Standard">
      <style:paragraph-properties fo:margin-left="0.5in" fo:margin-top="0in" fo:margin-bottom="0in" style:contextual-spacing="false" fo:line-height="115%" fo:padding="0in" fo:border="none" style:shadow="none" style:join-border="false"/>
      <style:text-properties fo:color="#000000" loext:opacity="100%" fo:font-size="4pt" style:font-size-asian="4pt"/>
    </style:style>
    <style:style style:name="P40" style:family="paragraph" style:parent-style-name="Standard">
      <style:paragraph-properties fo:margin-left="0.5in" fo:margin-top="0in" fo:margin-bottom="0in" style:contextual-spacing="false" fo:line-height="115%" fo:padding="0in" fo:border="none" style:shadow="none" style:join-border="false"/>
      <style:text-properties fo:color="#000000" loext:opacity="100%" style:font-name="Calibri1" fo:font-size="4pt" style:font-name-asian="Arial1" style:font-size-asian="4pt" style:font-name-complex="Arial1"/>
    </style:style>
    <style:style style:name="P41" style:family="paragraph" style:parent-style-name="List_20_Paragraph" style:list-style-name="WWNum23">
      <style:paragraph-properties fo:margin-top="0in" fo:margin-bottom="0in" style:contextual-spacing="true" fo:line-height="115%" fo:padding="0in" fo:border="none" style:shadow="none" style:join-border="false"/>
    </style:style>
    <style:style style:name="P42" style:family="paragraph" style:parent-style-name="Standard">
      <style:text-properties fo:font-weight="bold" style:font-weight-asian="bold"/>
    </style:style>
    <style:style style:name="P43" style:family="paragraph" style:parent-style-name="Standard">
      <style:text-properties style:font-name-complex="Calibri2"/>
    </style:style>
    <style:style style:name="T1" style:family="text">
      <style:text-properties officeooo:rsid="00078d00"/>
    </style:style>
    <style:style style:name="T2" style:family="text">
      <style:text-properties style:font-name="Calibri" fo:font-weight="bold" style:font-weight-asian="bold" style:font-name-complex="Calibri2"/>
    </style:style>
    <style:style style:name="T3" style:family="text">
      <style:text-properties style:font-name="Calibri" style:font-name-complex="Calibri2"/>
    </style:style>
    <style:style style:name="T4" style:family="text">
      <style:text-properties style:font-name="Calibri" fo:font-weight="bold" fo:background-color="#ffff00" loext:char-shading-value="0" style:font-weight-asian="bold" style:font-name-complex="Calibri2"/>
    </style:style>
    <style:style style:name="T5" style:family="text">
      <style:text-properties fo:font-size="16pt" fo:font-weight="bold" style:font-size-asian="16pt" style:font-weight-asian="bold"/>
    </style:style>
    <style:style style:name="T6" style:family="text">
      <style:text-properties fo:font-size="16pt" style:font-size-asian="16pt"/>
    </style:style>
    <style:style style:name="T7" style:family="text">
      <style:text-properties fo:font-weight="bold" style:font-name-asian="Arial1" style:font-weight-asian="bold" style:font-name-complex="Calibri2" style:font-size-complex="32pt" style:font-weight-complex="bold"/>
    </style:style>
    <style:style style:name="T8" style:family="text">
      <style:text-properties fo:font-weight="bold" style:font-name-asian="Arial1" style:font-weight-asian="bold" style:font-weight-complex="bold"/>
    </style:style>
    <style:style style:name="T9" style:family="text">
      <style:text-properties fo:color="#000000" loext:opacity="100%" fo:font-family="'Calibri Light'" style:font-family-generic="swiss" style:font-pitch="variable" fo:font-weight="bold" style:font-name-asian="Arial1" style:font-weight-asian="bold" style:font-name-complex="Arial1" style:font-weight-complex="bold"/>
    </style:style>
    <style:style style:name="T10" style:family="text">
      <style:text-properties fo:color="#000000" loext:opacity="100%" fo:font-family="'Calibri Light'" style:font-family-generic="swiss" style:font-pitch="variable" fo:font-weight="bold" officeooo:rsid="00078d00" style:font-name-asian="Arial1" style:font-weight-asian="bold" style:font-name-complex="Arial1" style:font-weight-complex="bold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fo:background-color="#ffff00" loext:char-shading-value="0" style:font-weight-asian="bold"/>
    </style:style>
    <style:style style:name="T13" style:family="text">
      <style:text-properties officeooo:rsid="0005f2c7"/>
    </style:style>
    <style:style style:name="T14" style:family="text">
      <style:text-properties fo:background-color="#ffff00" loext:char-shading-value="0"/>
    </style:style>
    <style:style style:name="T15" style:family="text">
      <style:text-properties fo:font-size="4pt" style:font-size-asian="4pt"/>
    </style:style>
    <style:style style:name="T16" style:family="text">
      <style:text-properties fo:color="#202122" loext:opacity="100%" style:font-name="Calibri1" fo:font-size="10.5pt" style:font-name-asian="Arial1" style:font-size-asian="10.5pt" style:font-name-complex="Arial1" style:font-size-complex="10.5pt"/>
    </style:style>
    <style:style style:name="T17" style:family="text">
      <style:text-properties fo:color="#202122" loext:opacity="100%" style:font-name="Calibri1" fo:font-size="10.5pt" fo:font-weight="bold" fo:background-color="#ffff00" loext:char-shading-value="0" style:font-name-asian="Arial1" style:font-size-asian="10.5pt" style:font-weight-asian="bold" style:font-name-complex="Arial1" style:font-size-complex="10.5pt"/>
    </style:style>
    <style:style style:name="T18" style:family="text">
      <style:text-properties fo:color="#202122" loext:opacity="100%" style:font-name="Calibri1" fo:font-size="12pt" style:text-underline-style="solid" style:text-underline-width="auto" style:text-underline-color="font-color" style:font-name-asian="Arial1" style:font-size-asian="12pt" style:font-name-complex="Arial1" style:font-size-complex="10.5pt"/>
    </style:style>
    <style:style style:name="T19" style:family="text">
      <style:text-properties fo:color="#202122" loext:opacity="100%" style:font-name="Calibri1" fo:font-size="1pt" style:text-underline-style="solid" style:text-underline-width="auto" style:text-underline-color="font-color" style:font-name-asian="Arial1" style:font-size-asian="1pt" style:font-name-complex="Arial1" style:font-size-complex="10.5pt"/>
    </style:style>
    <style:style style:name="T20" style:family="text">
      <style:text-properties fo:color="#202122" loext:opacity="100%" style:font-name="Calibri1" fo:font-size="10.5pt" fo:font-weight="bold" officeooo:rsid="0005f2c7" fo:background-color="#ffff00" loext:char-shading-value="0" style:font-name-asian="Arial1" style:font-size-asian="10.5pt" style:font-weight-asian="bold" style:font-name-complex="Arial1" style:font-size-complex="10.5pt"/>
    </style:style>
    <style:style style:name="T21" style:family="text">
      <style:text-properties fo:color="#202122" loext:opacity="100%" style:font-name="Calibri1" fo:font-size="10.5pt" fo:font-weight="bold" style:font-name-asian="Arial1" style:font-size-asian="10.5pt" style:font-weight-asian="bold" style:font-name-complex="Arial1" style:font-size-complex="10.5pt"/>
    </style:style>
    <style:style style:name="T22" style:family="text">
      <style:text-properties fo:color="#202122" loext:opacity="100%" style:font-name="Calibri1" style:font-name-asian="Arial1" style:font-name-complex="Arial1"/>
    </style:style>
    <style:style style:name="T23" style:family="text">
      <style:text-properties fo:color="#202122" loext:opacity="100%" style:font-name="Calibri1" fo:font-weight="bold" style:font-name-asian="Arial1" style:font-weight-asian="bold" style:font-name-complex="Arial1"/>
    </style:style>
    <style:style style:name="T24" style:family="text">
      <style:text-properties style:font-name="Calibri1" fo:font-weight="bold" fo:background-color="#ffff00" loext:char-shading-value="0" style:font-name-asian="Arial1" style:font-weight-asian="bold" style:font-name-complex="Arial1" style:font-size-complex="10pt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ize="5pt" style:font-size-asian="5pt"/>
    </style:style>
    <style:style style:name="T27" style:family="text">
      <style:text-properties style:font-name="Calibri1" style:font-name-asian="Arial1" style:font-name-complex="Arial1" style:font-size-complex="10pt"/>
    </style:style>
    <style:style style:name="T28" style:family="text">
      <style:text-properties style:font-name="Calibri1" fo:font-weight="bold" style:font-name-asian="Arial1" style:font-weight-asian="bold" style:font-name-complex="Arial1" style:font-size-complex="10pt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fo:background-color="#ff0000" loext:char-shading-value="0"/>
    </style:style>
    <style:style style:name="T31" style:family="text">
      <style:text-properties style:text-underline-style="solid" style:text-underline-width="auto" style:text-underline-color="font-color" fo:background-color="#ff00ff" loext:char-shading-value="0"/>
    </style:style>
    <style:style style:name="T32" style:family="text">
      <style:text-properties style:text-underline-style="solid" style:text-underline-width="auto" style:text-underline-color="font-color" fo:background-color="#ffff00" loext:char-shading-value="0"/>
    </style:style>
    <style:style style:name="T33" style:family="text">
      <style:text-properties style:text-underline-style="solid" style:text-underline-width="auto" style:text-underline-color="font-color" fo:background-color="#808080" loext:char-shading-value="0"/>
    </style:style>
    <style:style style:name="T34" style:family="text">
      <style:text-properties style:text-underline-style="solid" style:text-underline-width="auto" style:text-underline-color="font-color" fo:background-color="#808000" loext:char-shading-value="0"/>
    </style:style>
    <style:style style:name="T35" style:family="text">
      <style:text-properties style:text-underline-style="solid" style:text-underline-width="auto" style:text-underline-color="font-color" fo:background-color="#800000" loext:char-shading-value="0"/>
    </style:style>
    <style:style style:name="T36" style:family="text">
      <style:text-properties fo:color="#000000" loext:opacity="100%"/>
    </style:style>
    <style:style style:name="T37" style:family="text">
      <style:text-properties style:font-name="Calibri1" fo:font-weight="bold" fo:background-color="#ff0000" loext:char-shading-value="0" style:font-name-asian="Arial1" style:font-weight-asian="bold" style:font-name-complex="Arial1"/>
    </style:style>
    <style:style style:name="T38" style:family="text">
      <style:text-properties style:font-name="Calibri1" fo:font-weight="bold" fo:background-color="#ff00ff" loext:char-shading-value="0" style:font-name-asian="Arial1" style:font-weight-asian="bold" style:font-name-complex="Arial1"/>
    </style:style>
    <style:style style:name="T39" style:family="text">
      <style:text-properties fo:font-weight="bold" fo:background-color="#ff00ff" loext:char-shading-value="0" style:font-name-asian="Arial1" style:font-weight-asian="bold" style:font-name-complex="Calibri2"/>
    </style:style>
    <style:style style:name="T40" style:family="text">
      <style:text-properties style:font-name="Calibri1" fo:font-weight="bold" fo:background-color="#ffff00" loext:char-shading-value="0" style:font-name-asian="Arial1" style:font-weight-asian="bold" style:font-name-complex="Arial1"/>
    </style:style>
    <style:style style:name="T41" style:family="text">
      <style:text-properties style:font-name="Calibri1" fo:font-weight="bold" fo:background-color="#808080" loext:char-shading-value="0" style:font-name-asian="Arial1" style:font-weight-asian="bold" style:font-name-complex="Arial1"/>
    </style:style>
    <style:style style:name="T42" style:family="text">
      <style:text-properties style:font-name="Calibri1" fo:font-weight="bold" fo:background-color="#808000" loext:char-shading-value="0" style:font-name-asian="Arial1" style:font-weight-asian="bold" style:font-name-complex="Arial1"/>
    </style:style>
    <style:style style:name="T43" style:family="text">
      <style:text-properties style:font-name="Calibri1" fo:font-weight="bold" fo:background-color="#800000" loext:char-shading-value="0" style:font-name-asian="Arial1" style:font-weight-asian="bold" style:font-name-complex="Arial1"/>
    </style:style>
    <style:style style:name="T44" style:family="text">
      <style:text-properties fo:font-size="12pt" style:text-underline-style="solid" style:text-underline-width="auto" style:text-underline-color="font-color" style:font-size-asian="12pt"/>
    </style:style>
    <style:style style:name="T45" style:family="text">
      <style:text-properties fo:font-size="6pt" style:font-size-asian="6pt"/>
    </style:style>
    <style:style style:name="T46" style:family="text">
      <style:text-properties fo:font-size="1pt" style:text-underline-style="solid" style:text-underline-width="auto" style:text-underline-color="font-color" style:font-size-asian="1pt"/>
    </style:style>
    <style:style style:name="T47" style:family="text">
      <style:text-properties fo:color="#000000" loext:opacity="100%" fo:font-weight="bold" style:font-weight-asian="bold"/>
    </style:style>
    <style:style style:name="T48" style:family="text">
      <style:text-properties style:font-weight-complex="bold"/>
    </style:style>
    <style:style style:name="T49" style:family="text">
      <style:text-properties fo:color="#000000" loext:opacity="100%" fo:font-weight="bold" fo:background-color="#ffff00" loext:char-shading-value="0" style:font-weight-asian="bold"/>
    </style:style>
    <style:style style:name="T50" style:family="text">
      <style:text-properties fo:color="#000000" loext:opacity="100%" fo:background-color="#ffff00" loext:char-shading-value="0"/>
    </style:style>
    <style:style style:name="T51" style:family="text">
      <style:text-properties fo:color="#000000" loext:opacity="100%" fo:font-size="12pt" style:font-size-asian="12pt" style:font-size-complex="12pt"/>
    </style:style>
    <style:style style:name="T52" style:family="text">
      <style:text-properties fo:color="#000000" loext:opacity="100%" fo:font-size="12pt" fo:font-weight="bold" style:font-size-asian="12pt" style:font-weight-asian="bold" style:font-size-complex="12pt"/>
    </style:style>
    <style:style style:name="T53" style:family="text">
      <style:text-properties fo:color="#000000" loext:opacity="100%" fo:font-size="12pt" fo:font-weight="bold" fo:background-color="#ffff00" loext:char-shading-value="0" style:font-size-asian="12pt" style:font-weight-asian="bold" style:font-size-complex="12pt"/>
    </style:style>
    <style:style style:name="T54" style:family="text">
      <style:text-properties fo:color="#000000" loext:opacity="100%" style:font-name="Calibri1" fo:font-size="14pt" style:font-name-asian="Arial1" style:font-size-asian="14pt" style:font-name-complex="Arial1" style:font-size-complex="9.5pt"/>
    </style:style>
    <style:style style:name="T55" style:family="text">
      <style:text-properties fo:color="#000000" loext:opacity="100%" style:font-name="Calibri1" fo:font-size="7pt" style:font-name-asian="Arial1" style:font-size-asian="7pt" style:font-name-complex="Arial1" style:font-size-complex="9.5pt"/>
    </style:style>
    <style:style style:name="T56" style:family="text">
      <style:text-properties fo:color="#000000" loext:opacity="100%" fo:font-size="12pt" fo:background-color="#ffff00" loext:char-shading-value="0" style:font-size-asian="12pt" style:font-size-complex="12pt"/>
    </style:style>
    <style:style style:name="T57" style:family="text">
      <style:text-properties fo:color="#000000" loext:opacity="100%" style:font-name="Calibri1" fo:font-size="9.5pt" style:font-name-asian="Arial1" style:font-size-asian="9.5pt" style:font-name-complex="Arial1" style:font-size-complex="9.5pt"/>
    </style:style>
    <style:style style:name="T58" style:family="text">
      <style:text-properties style:font-name="Calibri1" fo:font-size="10pt" style:font-name-asian="Arial1" style:font-size-asian="10pt" style:font-name-complex="Arial1" style:font-size-complex="10pt"/>
    </style:style>
    <style:style style:name="T59" style:family="text">
      <style:text-properties fo:color="#000000" loext:opacity="100%" fo:font-size="5pt" style:font-size-asian="5pt" style:font-size-complex="12pt"/>
    </style:style>
    <style:style style:name="T60" style:family="text">
      <style:text-properties fo:color="#000000" loext:opacity="100%" style:font-name="Calibri1" fo:font-size="6pt" style:font-name-asian="Arial1" style:font-size-asian="6pt" style:font-name-complex="Arial1" style:font-size-complex="9.5pt"/>
    </style:style>
    <style:style style:name="T61" style:family="text">
      <style:text-properties fo:color="#000000" loext:opacity="100%" style:font-name="Calibri1" style:font-name-asian="Arial1" style:font-name-complex="Arial1"/>
    </style:style>
    <style:style style:name="T62" style:family="text">
      <style:text-properties fo:color="#000000" loext:opacity="100%" style:font-name="Calibri1" fo:font-weight="bold" style:font-name-asian="Arial1" style:font-weight-asian="bold" style:font-name-complex="Arial1"/>
    </style:style>
    <style:style style:name="T63" style:family="text">
      <style:text-properties fo:color="#000000" loext:opacity="100%" style:font-name="Calibri1" fo:font-size="9.5pt" fo:font-weight="bold" style:font-name-asian="Arial1" style:font-size-asian="9.5pt" style:font-weight-asian="bold" style:font-name-complex="Arial1" style:font-size-complex="9.5pt"/>
    </style:style>
    <style:style style:name="T64" style:family="text">
      <style:text-properties fo:color="#000000" loext:opacity="100%" fo:font-size="4pt" style:font-size-asian="4pt"/>
    </style:style>
    <style:style style:name="T65" style:family="text">
      <style:text-properties fo:color="#000000" loext:opacity="100%" style:font-name="Calibri1" fo:font-size="4pt" style:font-name-asian="Arial1" style:font-size-asian="4pt" style:font-name-complex="Arial1"/>
    </style:style>
    <style:style style:name="T66" style:family="text">
      <style:text-properties style:font-name-complex="Calibri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1<text:span text:style-name="T1">1</text:span>. internet a www</text:h>
      <text:h text:style-name="P2" text:outline-level="2">* nepovinné informace</text:h>
      <text:h text:style-name="P2" text:outline-level="2" loext:marker-style-name="T2"><text:span text:style-name="T3"><text:s/></text:span><text:span text:style-name="T4">důležité informace</text:span></text:h>
      <text:p text:style-name="P3" loext:marker-style-name="T5"><text:span text:style-name="T6">*</text:span><text:span text:style-name="T5"> důležité informace v nepovinné sekci dokumentu</text:span></text:p>
      <text:p text:style-name="P4" loext:marker-style-name="T7"/>
      <text:h text:style-name="Heading_20_2" text:outline-level="2" loext:marker-style-name="T8"><text:span text:style-name="T9">1</text:span><text:span text:style-name="T10">1</text:span><text:span text:style-name="T9">.1. Internet - principy a vývoj, adresování v Internetu</text:span></text:h>
      <text:h text:style-name="Heading_20_3" text:outline-level="3">vysvětlení</text:h>
      <text:p text:style-name="Standard"><text:span text:style-name="T11">Internet</text:span> je <text:span text:style-name="T12">celosvětová počítačová síť</text:span>, která <text:span text:style-name="T12">spojuje jednotlivé menší sítě</text:span>. <text:span text:style-name="T13">(Vint Cerf a Bob Kahn)</text:span></text:p>
      <text:p text:style-name="Standard">Používá se protokol <text:span text:style-name="T12">TCP/IP</text:span><text:span text:style-name="T14"> </text:span>= <text:span text:style-name="T12">komunikační pravidla pro různé síťové vrstvy</text:span>. </text:p>
      <text:p text:style-name="Standard">Sítě jsou pospojovány <text:span text:style-name="T12">hierarchicky</text:span> (<text:span text:style-name="T12">Páteřní</text:span><text:span text:style-name="T14"> </text:span>síť, <text:span text:style-name="T12">lokální</text:span><text:span text:style-name="T14"> </text:span><text:span text:style-name="T12">ISP</text:span>, <text:span text:style-name="T12">uživatel</text:span>)</text:p>
      <text:list text:style-name="WWNum19">
        <text:list-item>
          <text:p text:style-name="P5"><text:span text:style-name="T11">IntrAnet</text:span> - <text:span text:style-name="T12">vnitřní síť</text:span></text:p>
        </text:list-item>
      </text:list>
      <text:p text:style-name="P6" loext:marker-style-name="T15"/>
      <text:list text:continue-numbering="true" text:style-name="WWNum19">
        <text:list-item>
          <text:p text:style-name="P5"><text:span text:style-name="T11">Internet service provider</text:span> <text:span text:style-name="T11">(ISP)</text:span> - <text:span text:style-name="T12">poskytovatel internetového připojení</text:span>, firma nebo organizace poskytující přístup k internetu</text:p>
        </text:list-item>
      </text:list>
      <text:p text:style-name="P6" loext:marker-style-name="T15"/>
      <text:list text:continue-numbering="true" text:style-name="WWNum19">
        <text:list-item>
          <text:p text:style-name="P5"><text:span text:style-name="T11">Páteřní připojení</text:span> - používá se <text:span text:style-name="T12">optika</text:span></text:p>
        </text:list-item>
      </text:list>
      <text:p text:style-name="P6" loext:marker-style-name="T15"/>
      <text:list text:continue-numbering="true" text:style-name="WWNum19">
        <text:list-item>
          <text:p text:style-name="P5"><text:span text:style-name="T11">Poslední míle</text:span> <text:span text:style-name="T12">- připojení páteřní sítě ke koncovým uživatelům</text:span>. Pomocí <text:span text:style-name="T12">telefonní linky</text:span>, <text:span text:style-name="T12">kabelové TV</text:span>, <text:span text:style-name="T12">satelitní datové sítě</text:span>, <text:span text:style-name="T12">bezdrát</text:span>, <text:span text:style-name="T12">mobilní telefonní sítě</text:span></text:p>
        </text:list-item>
      </text:list>
      <text:p text:style-name="P6" loext:marker-style-name="T15"/>
      <text:list text:continue-numbering="true" text:style-name="WWNum19">
        <text:list-item>
          <text:p text:style-name="P5" loext:marker-style-name="T16"><text:span text:style-name="T11">Peering</text:span> - <text:span text:style-name="T17">vzájemné propojení počítačové sítě dvou telekomunikačních společností za účelem výměny datového provozu</text:span><text:span text:style-name="T16">. Např. NIX.cz, Perring.cz</text:span></text:p>
        </text:list-item>
      </text:list>
      <text:p text:style-name="Standard" loext:marker-style-name="T18"><text:span text:style-name="T18">Vývoj internetu:</text:span><text:span text:style-name="T18"/></text:p>
      <text:p text:style-name="P7" loext:marker-style-name="T19"/>
      <text:list text:style-name="WWNum20">
        <text:list-item>
          <text:p text:style-name="P8" loext:marker-style-name="T16"><text:span text:style-name="T17">Vznik na konci 60. let v Americe jako vojenský experiment</text:span><text:span text:style-name="T16">, vznikla síť </text:span><text:span text:style-name="T17">ARPANET</text:span></text:p>
        </text:list-item>
        <text:list-item>
          <text:p text:style-name="P8" loext:marker-style-name="T16"><text:span text:style-name="T16">Během </text:span><text:span text:style-name="T17">70. a 80. let</text:span><text:span text:style-name="T16"> se k ARPANETu připojovali </text:span><text:span text:style-name="T17">další akademické sítě</text:span></text:p>
        </text:list-item>
        <text:list-item>
          <text:p text:style-name="P8" loext:marker-style-name="T16"><text:span text:style-name="T16">V </text:span><text:span text:style-name="T17">90. letech se zrodil Internet</text:span></text:p>
        </text:list-item>
        <text:list-item>
          <text:p text:style-name="P8" loext:marker-style-name="T16"><text:span text:style-name="T16">V roce </text:span><text:span text:style-name="T17">1993</text:span><text:span text:style-name="T16"> se připojila </text:span><text:span text:style-name="T17">první česká místa</text:span><text:span text:style-name="T16">, vznik sítě </text:span><text:span text:style-name="T17">CESNET pro české vysoké školy</text:span></text:p>
        </text:list-item>
      </text:list>
      <text:p text:style-name="Standard" loext:marker-style-name="T18"><text:span text:style-name="T18">Adresování v internetu:</text:span><text:span text:style-name="T18"/></text:p>
      <text:p text:style-name="P7" loext:marker-style-name="T19"/>
      <text:p text:style-name="Standard" loext:marker-style-name="T16"><text:span text:style-name="T16">Každý PC připojený k síti má </text:span><text:span text:style-name="T17">IP adresu</text:span><text:span text:style-name="T16">. IP adresa je </text:span><text:span text:style-name="T17">32bitové číslo</text:span><text:span text:style-name="T16">, které se zapisuje jako </text:span><text:span text:style-name="T17">4 desítková čísla</text:span><text:span text:style-name="T16"> (</text:span><text:span text:style-name="T17">oktety</text:span><text:span text:style-name="T16">) v rozmezí 0-255 oddělená tečkou (192.168.1.1.) IP adresa má 2 části </text:span><text:span text:style-name="T17">adresa sítě a adresa hosta</text:span></text:p>
      <text:p text:style-name="P9" loext:marker-style-name="T16"><text:span text:style-name="T17">Celkový počet IPv4 adres je 2^32</text:span><text:span text:style-name="T16"> (4 294 967 296), </text:span><text:span text:style-name="T17">tento počet už nestačí</text:span><text:span text:style-name="T16">, přechází se na </text:span><text:span text:style-name="T17">Ipv6 2^</text:span><text:span text:style-name="T20">128</text:span></text:p>
      <text:p text:style-name="Standard" loext:marker-style-name="T16"><text:span text:style-name="T21">Adresní prostor</text:span><text:span text:style-name="T16"> = </text:span><text:span text:style-name="T17">rozsah použitelných adres</text:span></text:p>
      <text:p text:style-name="Standard" loext:marker-style-name="T16"><text:span text:style-name="T16">Pro označení zdrojů na internetu se nepoužívají IP adresa ale </text:span><text:span text:style-name="T17">doménová jména</text:span><text:span text:style-name="T16">, aby byla pro člověka </text:span><text:span text:style-name="T17">lépe zapamatovatelná</text:span><text:span text:style-name="T16">.</text:span></text:p>
      <text:p text:style-name="Standard" loext:marker-style-name="T16"><text:span text:style-name="T21">Domain name</text:span><text:span text:style-name="T16"> </text:span><text:span text:style-name="T21">system</text:span><text:span text:style-name="T16"> (</text:span><text:span text:style-name="T21">DNS</text:span><text:span text:style-name="T16">) = </text:span><text:span text:style-name="T17">provádí převod IP adres na doménová jména</text:span><text:span text:style-name="T16">, </text:span><text:span text:style-name="T17">DNS server má port 53</text:span></text:p>
      <text:p text:style-name="Standard" loext:marker-style-name="T16"><text:span text:style-name="T16">Příkaz </text:span><text:span text:style-name="T17">nslookup</text:span><text:span text:style-name="T16"> se používá pro </text:span><text:span text:style-name="T17">ověření DNS nastavení</text:span></text:p>
      <text:p text:style-name="Standard" loext:marker-style-name="T16"><text:span text:style-name="T21">Top level domain</text:span><text:span text:style-name="T16"> (</text:span><text:span text:style-name="T21">TLD</text:span><text:span text:style-name="T16">) – dělíme na:</text:span></text:p>
      <text:list xml:id="list3794628374" text:style-name="WWNum18">
        <text:list-item>
          <text:p text:style-name="P10" loext:marker-style-name="T22"><text:span text:style-name="T23">generické -</text:span><text:span text:style-name="T22"> .com, .net, .org, .edu. gov</text:span></text:p>
        </text:list-item>
        <text:list-item>
          <text:p text:style-name="P11" loext:marker-style-name="T22"><text:span text:style-name="T23">národní</text:span><text:span text:style-name="T22"> - .cz, .sk, .en</text:span></text:p>
        </text:list-item>
      </text:list>
      <text:p text:style-name="Standard" loext:marker-style-name="T16"><text:span text:style-name="T16">domény se v ČR registrují u </text:span><text:span text:style-name="T24">nic.cz</text:span></text:p>
      <text:h text:style-name="Heading_20_2" text:outline-level="2" loext:marker-style-name="T9"><text:soft-page-break/><text:span text:style-name="T9">1</text:span><text:span text:style-name="T10">1</text:span><text:span text:style-name="T9">.2. Principy a standardy WWW, protokol http</text:span></text:h>
      <text:h text:style-name="Heading_20_3" text:outline-level="3">vysvětlení</text:h>
      <text:list text:style-name="WWNum21">
        <text:list-item>
          <text:p text:style-name="P12"><text:span text:style-name="T11">World wide web</text:span> - <text:span text:style-name="T12">aplikace internetového protokolu http</text:span>, <text:span text:style-name="T12">soustava propojených hypertextových dokumentů</text:span>. <text:span text:style-name="T12">Vznik 1989 v CERNu v Ženevě</text:span>, díky <text:span text:style-name="T12">Timu Bernes-Leemu</text:span>. Základem je <text:span text:style-name="T12">komunikace mezi webovým klientem a serverem</text:span></text:p>
        </text:list-item>
        <text:list-item>
          <text:p text:style-name="P13">Standardy WWW: <text:span text:style-name="T25">HTML (struktura), CSS (vzhled), JavaScript (interaktivita) a REST (architektura pro webová API).</text:span></text:p>
        </text:list-item>
      </text:list>
      <text:p text:style-name="P14" loext:marker-style-name="T26"/>
      <text:list text:continue-numbering="true" text:style-name="WWNum21">
        <text:list-item>
          <text:p text:style-name="P12"><text:span text:style-name="T11">Hypertext</text:span> - <text:span text:style-name="T12">text, který obsahuje propojení na jiné texty pomocí hypertextových odkazů, URL odkazů</text:span></text:p>
        </text:list-item>
      </text:list>
      <text:p text:style-name="P14" loext:marker-style-name="T26"/>
      <text:list text:continue-numbering="true" text:style-name="WWNum21">
        <text:list-item>
          <text:p text:style-name="P12"><text:span text:style-name="T11">Klient</text:span> (prohlížeč) – je program, který <text:span text:style-name="T12">komunikuje s uživatelem a zasílá podněty serveru</text:span>. <text:span text:style-name="T27">např. </text:span><text:span text:style-name="T24">Google Chrome, Microsoft Edge, Firefox, LYNX – textový prohlížeč</text:span></text:p>
        </text:list-item>
      </text:list>
      <text:p text:style-name="P14" loext:marker-style-name="T26"/>
      <text:list text:continue-numbering="true" text:style-name="WWNum21">
        <text:list-item>
          <text:p text:style-name="P12"><text:span text:style-name="T11">Server -</text:span> je program, který <text:span text:style-name="T12">přijímá a obsluhuje požadavky klientů</text:span>. <text:span text:style-name="T28">Např. APACHE, NGINX</text:span></text:p>
        </text:list-item>
      </text:list>
      <text:p text:style-name="Standard" loext:marker-style-name="T11"><text:span text:style-name="T11">Uniform resource locator</text:span> URL adresa = slouží k <text:span text:style-name="T12">přesné specifikaci umístění zdrojů informací na internetu</text:span></text:p>
      <text:p text:style-name="Standard" loext:marker-style-name="T29"><text:a xlink:type="simple" xlink:href="http://www.seo-napoveda.cz/clanky/on-page-faktory.php?ID=12345" text:style-name="ListLabel_20_209" text:visited-style-name="ListLabel_20_209"><text:span text:style-name="T30">http</text:span><text:span text:style-name="T29">://www.</text:span><text:span text:style-name="T31">seo-napoveda</text:span><text:span text:style-name="T29">.</text:span><text:span text:style-name="T32">cz</text:span><text:span text:style-name="T29">/</text:span><text:span text:style-name="T33">clanky</text:span><text:span text:style-name="T29">/</text:span><text:span text:style-name="T34">on-page-faktory.php</text:span><text:span text:style-name="T29">?</text:span><text:span text:style-name="T35">ID</text:span><text:span text:style-name="T29">=12345</text:span></text:a></text:p>
      <text:p text:style-name="P15" loext:marker-style-name="T15"/>
      <text:list text:style-name="WWNum10">
        <text:list-item>
          <text:p text:style-name="P16" loext:marker-style-name="T36"><text:span text:style-name="T37">http</text:span><text:span text:style-name="T36"> - použitý protokol</text:span></text:p>
        </text:list-item>
        <text:list-item>
          <text:p text:style-name="P16" loext:marker-style-name="T36"><text:span text:style-name="T38">seo-</text:span><text:span text:style-name="T39">napoveda</text:span><text:span text:style-name="T36"> - doména</text:span></text:p>
        </text:list-item>
        <text:list-item>
          <text:p text:style-name="P16" loext:marker-style-name="T36"><text:span text:style-name="T40">cz</text:span><text:span text:style-name="T36"> - top level doména</text:span></text:p>
        </text:list-item>
        <text:list-item>
          <text:p text:style-name="P16" loext:marker-style-name="T36"><text:span text:style-name="T41">clanky</text:span><text:span text:style-name="T36"> - adresář ve kterém je dokument umístěn</text:span></text:p>
        </text:list-item>
        <text:list-item>
          <text:p text:style-name="P16" loext:marker-style-name="T36"><text:span text:style-name="T42">on-page-faktory.php</text:span><text:span text:style-name="T36"> - dokument</text:span></text:p>
        </text:list-item>
        <text:list-item>
          <text:p text:style-name="P17" loext:marker-style-name="T36"><text:span text:style-name="T43">ID</text:span><text:span text:style-name="T36"> – parametr, 123456 = hodnota parametru</text:span></text:p>
        </text:list-item>
      </text:list>
      <text:p text:style-name="Standard" loext:marker-style-name="T44"><text:span text:style-name="T44">Protokol HTTP:</text:span><text:span text:style-name="T44"/></text:p>
      <text:list text:style-name="WWNum22">
        <text:list-item>
          <text:p text:style-name="P18"><text:span text:style-name="T11">Hyper text transfer protocol</text:span>, <text:span text:style-name="T11">port 80</text:span> <text:span text:style-name="T11">– </text:span><text:span text:style-name="T12">Jednoduchý aplikační protokol</text:span>, který funguje <text:span text:style-name="T12">request-response</text:span>. </text:p>
        </text:list-item>
      </text:list>
      <text:p text:style-name="P19" loext:marker-style-name="T45"/>
      <text:list text:continue-numbering="true" text:style-name="WWNum22">
        <text:list-item>
          <text:p text:style-name="P18"><text:span text:style-name="T11">Request</text:span> - <text:span text:style-name="T12">Uživatel pošle dotaz v plain textu</text:span></text:p>
        </text:list-item>
      </text:list>
      <text:p text:style-name="P19" loext:marker-style-name="T45"/>
      <text:list text:continue-numbering="true" text:style-name="WWNum22">
        <text:list-item>
          <text:p text:style-name="P18"><text:span text:style-name="T11">Reponse</text:span> - Uvozen <text:span text:style-name="T12">hlavičkou se stavovým kódem</text:span> (<text:span text:style-name="T36">udává, zda byl požadavek vyřízen v pořádku, nebo jestli došlo k problémům: </text:span><text:span text:style-name="T12">200</text:span>, <text:span text:style-name="T12">404</text:span>, <text:span text:style-name="T12">503</text:span>,…) s <text:span text:style-name="T12">vrácenou webovou stránkou</text:span></text:p>
        </text:list-item>
      </text:list>
      <text:p text:style-name="Standard">http je původně <text:span text:style-name="T12">bezestavový protokol</text:span>, nepamatuje si žádný předešlý údaj. Pro zachování informací se používají soubory <text:span text:style-name="T12">Cookies</text:span><text:span text:style-name="T14"> </text:span>(<text:span text:style-name="T12">malé soubory</text:span>, <text:span text:style-name="T12">které se dočasně uloží na klientovi</text:span>)</text:p>
      <text:p text:style-name="Standard" loext:marker-style-name="T44"><text:span text:style-name="T44">Protokol HTTPS:</text:span><text:span text:style-name="T44"/></text:p>
      <text:p text:style-name="P20" loext:marker-style-name="T46"/>
      <text:p text:style-name="Standard"><text:span text:style-name="T12">Zabezpečený http</text:span>, <text:span text:style-name="T12">port 443</text:span>. Používá šifrování na vrstvě <text:span text:style-name="T12">TLS</text:span>, <text:span text:style-name="T12">SSL</text:span>. Pro komunikaci HTTPS musí nejdříve server <text:span text:style-name="T12">vlastnit certifikát</text:span>, který zaručí, že jeho vlastník se nevydává za někoho jiného</text:p>
      <text:p text:style-name="Standard" loext:marker-style-name="T44"><text:span text:style-name="T44">Metody HTTP:</text:span><text:span text:style-name="T44"/></text:p>
      <text:p text:style-name="Standard">Metoda určuje <text:span text:style-name="T12">druh služby</text:span>, kterou klient od serveru požaduje.</text:p>
      <text:list text:continue-list="list3794628374" text:style-name="WWNum18">
        <text:list-item>
          <text:p text:style-name="P21"><text:span text:style-name="T47">GET. -</text:span><text:span text:style-name="T36"> požadavek na poslání dokumentu určeného pomocí URL</text:span></text:p>
        </text:list-item>
        <text:list-item>
          <text:p text:style-name="P21"><text:span text:style-name="T47">POST. -</text:span><text:span text:style-name="T36"> server má přijmout data z požadavku a něco vytvořit</text:span></text:p>
        </text:list-item>
        <text:list-item>
          <text:p text:style-name="P21"><text:span text:style-name="T47">PUT.</text:span><text:span text:style-name="T36"> - Používá se k aktualizaci záznamů v databázi</text:span></text:p>
        </text:list-item>
        <text:list-item>
          <text:p text:style-name="P22"><text:span text:style-name="T47">DELETE. -</text:span><text:span text:style-name="T36"> Požadavek na zrušení dokumentu na serveru</text:span></text:p>
        </text:list-item>
      </text:list>
      <text:p text:style-name="Standard">Odpovědi serveru pomocí kódů:</text:p>
      <text:list xml:id="list203021882426799" text:continue-numbering="true" text:style-name="WWNum18">
        <text:list-item>
          <text:p text:style-name="P21"><text:soft-page-break/><text:span text:style-name="T47">1xx </text:span><text:span text:style-name="T36">– informační</text:span></text:p>
        </text:list-item>
        <text:list-item>
          <text:p text:style-name="P21"><text:span text:style-name="T47">2xx</text:span><text:span text:style-name="T36"> – úspěch</text:span></text:p>
        </text:list-item>
        <text:list-item>
          <text:p text:style-name="P21"><text:span text:style-name="T47">3xx</text:span><text:span text:style-name="T36"> – přesměrování</text:span></text:p>
        </text:list-item>
        <text:list-item>
          <text:p text:style-name="P21"><text:span text:style-name="T47">4xx</text:span><text:span text:style-name="T36"> – chyba klientu</text:span></text:p>
        </text:list-item>
        <text:list-item>
          <text:p text:style-name="P22"><text:span text:style-name="T47">5xx</text:span><text:span text:style-name="T36"> –chyba serveru</text:span></text:p>
        </text:list-item>
      </text:list>
      <text:h text:style-name="Heading_20_2" text:outline-level="2" loext:marker-style-name="T9"><text:span text:style-name="T9">1</text:span><text:span text:style-name="T10">1</text:span><text:span text:style-name="T9">.3. Funkce internetového prohlížeče</text:span></text:h>
      <text:h text:style-name="Heading_20_3" text:outline-level="3">dělení</text:h>
      <text:p text:style-name="P23" loext:marker-style-name="T11"><text:span text:style-name="T12">Záložky</text:span>, <text:span text:style-name="T12">Oblíbené</text:span><text:span text:style-name="T14"> </text:span><text:span text:style-name="T12">položky</text:span>, <text:span text:style-name="T12">Historie</text:span><text:span text:style-name="T14"> </text:span><text:span text:style-name="T12">vyhledávání</text:span>, <text:span text:style-name="T12">Pluginy</text:span>, (doplněk prohlížeče o různé funkce), <text:span text:style-name="T12">Anonymní</text:span><text:span text:style-name="T14"> </text:span><text:span text:style-name="T12">prohlížeč</text:span>, <text:span text:style-name="T12">homepage</text:span>, <text:span text:style-name="T12">prohlížeč</text:span><text:span text:style-name="T14"> </text:span><text:span text:style-name="T12">PDF</text:span></text:p>
      <text:p text:style-name="P24"><text:span text:style-name="T11">Cache </text:span><text:span text:style-name="T48">– Mechanismus</text:span> pro ukládání statických zdrojů (obrázky, CSS, JS) do prohlížeče pro rychlejší načítání stránek.</text:p>
      <text:p text:style-name="P24" loext:marker-style-name="T11"><text:span text:style-name="T11">Cookies </text:span><text:span text:style-name="T48">– krátké textové soubory, které navštívený web odesílá do vašeho prohlížeče</text:span></text:p>
      <text:p text:style-name="P25" loext:marker-style-name="T25">Sessions – <text:span text:style-name="T25">dočasné uchování uživatelských dat na straně serveru (nákupní košík)</text:span></text:p>
      <text:p text:style-name="P25">local storage – <text:span text:style-name="T25">trvalé uložení dat v prohlížečí, větší kapacita než cookies</text:span></text:p>
      <text:p text:style-name="P24" loext:marker-style-name="T48"><text:span text:style-name="T11">Bezpečnostní aspekty </text:span><text:span text:style-name="T48">– XSS – útok crashem formulářů, CORS – které domény mohou sdílet zdroje.</text:span></text:p>
      <text:h text:style-name="Heading_20_2" text:outline-level="2" loext:marker-style-name="T9"><text:span text:style-name="T9">1</text:span><text:span text:style-name="T10">1</text:span><text:span text:style-name="T9">.4. Typy webových služeb, vyhledávací služby, SEO – optimalizace pro vyhledávače, analytické nástroje webu</text:span></text:h>
      <text:h text:style-name="Heading_20_3" text:outline-level="3">vysvětlení</text:h>
      <text:p text:style-name="Standard"><text:span text:style-name="T11">Vyhledávání</text:span> = Internetový vyhledávač, na základě své databáze <text:span text:style-name="T12">vypisuje seznam odkazů na stránky</text:span>, <text:span text:style-name="T12">které obsahují informace, jež zadal uživatel do formuláře</text:span>. </text:p>
      <text:h text:style-name="Heading_20_3" text:outline-level="3">dělení</text:h>
      <text:p text:style-name="Standard">Vyhledávání probíhá ve 3 krocích:</text:p>
      <text:list text:style-name="WWNum17">
        <text:list-item>
          <text:p text:style-name="P26"><text:span text:style-name="T47">Prohledávání webových stránek</text:span><text:span text:style-name="T36"> – Používá se speciální program „</text:span><text:span text:style-name="T49">crawler</text:span><text:span text:style-name="T47">“</text:span><text:span text:style-name="T36">. Na začátku dostane </text:span><text:span text:style-name="T49">seznam odkazů</text:span><text:span text:style-name="T36">, </text:span><text:span text:style-name="T49">navštíví stránky</text:span><text:span text:style-name="T36">, </text:span><text:span text:style-name="T49">zapamatuje si odkaz</text:span><text:span text:style-name="T36">, který našel na těchto stránkách a </text:span><text:span text:style-name="T49">navštíví další stránky</text:span><text:span text:style-name="T36">, </text:span><text:span text:style-name="T49">cyklus se opakuje</text:span><text:span text:style-name="T36">.</text:span></text:p>
        </text:list-item>
      </text:list>
      <text:p text:style-name="P27" loext:marker-style-name="T45"/>
      <text:list text:continue-numbering="true" text:style-name="WWNum17">
        <text:list-item>
          <text:p text:style-name="P26"><text:span text:style-name="T47">Indexování </text:span><text:span text:style-name="T36">– Databáze obsahující obsahy navštívených stránek je potřeba </text:span><text:span text:style-name="T49">indexovat</text:span><text:span text:style-name="T36">, aby bylo jejich prohledávání </text:span><text:span text:style-name="T49">rychlejší</text:span><text:span text:style-name="T36">. </text:span>Indexy<text:span text:style-name="T36"> se řadí </text:span><text:span text:style-name="T49">podle relevance</text:span><text:span text:style-name="T36">. Ta se vypočítá pomocí </text:span><text:span text:style-name="T49">různých identifikátorů</text:span><text:span text:style-name="T50"> </text:span><text:span text:style-name="T36">(</text:span><text:span text:style-name="T49">váha</text:span><text:span text:style-name="T50"> </text:span><text:span text:style-name="T49">slova</text:span><text:span text:style-name="T36">, </text:span><text:span text:style-name="T49">atraktivita</text:span><text:span text:style-name="T50"> </text:span><text:span text:style-name="T49">stránky</text:span><text:span text:style-name="T36">, </text:span><text:span text:style-name="T49">serióznost</text:span><text:span text:style-name="T50"> </text:span><text:span text:style-name="T49">webu</text:span><text:span text:style-name="T36">, </text:span><text:span text:style-name="T49">sponzorované</text:span><text:span text:style-name="T50"> </text:span><text:span text:style-name="T49">odkazy</text:span><text:span text:style-name="T36">)</text:span></text:p>
        </text:list-item>
      </text:list>
      <text:p text:style-name="P27" loext:marker-style-name="T45"/>
      <text:list text:continue-numbering="true" text:style-name="WWNum17">
        <text:list-item>
          <text:p text:style-name="P28" loext:marker-style-name="T11"><text:span text:style-name="T47">Poskytnutí odpovědi </text:span><text:span text:style-name="T36">na dotazy uživatelů</text:span></text:p>
        </text:list-item>
      </text:list>
      <text:p text:style-name="Standard"><text:span text:style-name="T11">SEO</text:span> – <text:span text:style-name="T12">optimalizace webových stránek pro vyhledávače</text:span></text:p>
      <text:p text:style-name="Standard">Cílem SEO je získat ve výsledcích vyhledávání <text:span text:style-name="T12">lepší pozici</text:span>, a tím i <text:span text:style-name="T12">častější prokliknutí</text:span>. <text:span text:style-name="T12">Hodnocení je založeno na struktuře</text:span>, <text:span text:style-name="T12">obsahu</text:span>, <text:span text:style-name="T12">metadatech</text:span><text:span text:style-name="T14"> </text:span><text:span text:style-name="T12">a počtu odkazů</text:span>.</text:p>
      <text:p text:style-name="Standard"><text:span text:style-name="T11">Analytické nástroje</text:span> = <text:span text:style-name="T12">poskytují data o webu</text:span>, která s<text:span text:style-name="T12">louží jako podklad pro činnost webového analytika</text:span>, <text:span text:style-name="T12">managementu společnosti nebo správce webu</text:span>.</text:p>
      <text:p text:style-name="Standard"><text:span text:style-name="T28">Google Analytics</text:span> - <text:span text:style-name="T12">nejpoužívanější</text:span>. Umožňuje vlastníkům web. stránek <text:span text:style-name="T12">získávat statistická data o uživatelích webu</text:span>. Např. <text:span text:style-name="T12">Návštěvnost</text:span>, <text:span text:style-name="T12">chování</text:span><text:span text:style-name="T14"> </text:span><text:span text:style-name="T12">uživatelů</text:span><text:span text:style-name="T14"> </text:span>(<text:span text:style-name="T12">kam</text:span><text:span text:style-name="T14"> </text:span><text:span text:style-name="T12">klikají</text:span>), <text:span text:style-name="T12">konverze</text:span>, <text:span text:style-name="T12">prodeje</text:span>… </text:p>
      <text:h text:style-name="Heading_20_2" text:outline-level="2" loext:marker-style-name="T9"><text:soft-page-break/><text:span text:style-name="T9">1</text:span><text:span text:style-name="T10">1</text:span><text:span text:style-name="T9">.5. Trendy vývoje webu</text:span></text:h>
      <text:h text:style-name="Heading_20_3" text:outline-level="3">vysvětlení</text:h>
      <text:p text:style-name="P29" loext:marker-style-name="T51"><text:span text:style-name="T52">Web 2.0</text:span><text:span text:style-name="T51"> <text:s/>= </text:span><text:span text:style-name="T53">etapa vývoje webu</text:span><text:span text:style-name="T51"> (přibližně </text:span><text:span text:style-name="T53">od roku 2004</text:span><text:span text:style-name="T51">)</text:span></text:p>
      <text:p text:style-name="P30" loext:marker-style-name="T54"/>
      <text:p text:style-name="P29" loext:marker-style-name="T51"><text:span text:style-name="T51">Charakteristické rysy:</text:span><text:span text:style-name="T51"/></text:p>
      <text:p text:style-name="P31" loext:marker-style-name="T55"/>
      <text:p text:style-name="P29" loext:marker-style-name="T51"><text:span text:style-name="T51">Změna komunikačního modelu </text:span><text:span text:style-name="T53">z one-to-one a one-to-many</text:span><text:span text:style-name="T51"> směrem </text:span><text:span text:style-name="T53">k modelu many-to-many</text:span><text:span text:style-name="T51">.</text:span><text:span text:style-name="T56">​</text:span></text:p>
      <text:p text:style-name="P32" loext:marker-style-name="T57"/>
      <text:p text:style-name="P33" loext:marker-style-name="T57"><text:span text:style-name="T53">Vznik uživateli garantovaného obsahu</text:span><text:span text:style-name="T51"> (</text:span><text:span text:style-name="T58">např.</text:span><text:span text:style-name="T28"> Wikipedia</text:span><text:span text:style-name="T51"> – encyklopedie, kterou netvoří odborné autority, ale normální uživatelé).​</text:span></text:p>
      <text:p text:style-name="P34" loext:marker-style-name="T59"/>
      <text:p text:style-name="P33" loext:marker-style-name="T51"><text:span text:style-name="T51">Otevřená komunikace</text:span><text:span text:style-name="T51"/></text:p>
      <text:p text:style-name="P35" loext:marker-style-name="T51"/>
      <text:p text:style-name="P29" loext:marker-style-name="T51"><text:span text:style-name="T51">Charakteristické technologie Web 2.0:​</text:span><text:span text:style-name="T51"/></text:p>
      <text:p text:style-name="P36" loext:marker-style-name="T60"/>
      <text:list text:continue-list="list203021882426799" text:style-name="WWNum18">
        <text:list-item>
          <text:p text:style-name="P37" loext:marker-style-name="T61"><text:span text:style-name="T47">Wiki systémy -</text:span><text:span text:style-name="T36"> (Wikipedia)​</text:span></text:p>
        </text:list-item>
        <text:list-item>
          <text:p text:style-name="P37" loext:marker-style-name="T36"><text:span text:style-name="T47">MashUp -</text:span><text:span text:style-name="T36"> (využití předprogramovaná  API k vytváření nových aplikací)​</text:span></text:p>
        </text:list-item>
        <text:list-item>
          <text:p text:style-name="P37" loext:marker-style-name="T62"><text:span text:style-name="T47">Sociální sítě</text:span><text:span text:style-name="T62"/></text:p>
        </text:list-item>
        <text:list-item>
          <text:p text:style-name="P37" loext:marker-style-name="T36"><text:span text:style-name="T47">Blogy -</text:span><text:span text:style-name="T36"> obsahující příspěvky editora na jedné webové stránce.</text:span></text:p>
        </text:list-item>
        <text:list-item>
          <text:p text:style-name="P37" loext:marker-style-name="T36"><text:span text:style-name="T47">Sdílení videa</text:span><text:span text:style-name="T36"> - YouTube, Vimeo atd.​</text:span></text:p>
        </text:list-item>
      </text:list>
      <text:p text:style-name="P38" loext:marker-style-name="T57"/>
      <text:p text:style-name="P29" loext:marker-style-name="T57"><text:span text:style-name="T52">Web 3.0​</text:span><text:span text:style-name="T63"/></text:p>
      <text:p text:style-name="P29" loext:marker-style-name="T52"><text:span text:style-name="T51">zatím se neví, co by měl přesně označovat.</text:span><text:span text:style-name="T52"/></text:p>
      <text:p text:style-name="P32" loext:marker-style-name="T57"/>
      <text:p text:style-name="P29" loext:marker-style-name="T51"><text:span text:style-name="T51">Charakteristické rysy Webu 3.0:​</text:span><text:span text:style-name="T51"/></text:p>
      <text:p text:style-name="P36" loext:marker-style-name="T60"/>
      <text:list text:continue-numbering="true" text:style-name="WWNum18">
        <text:list-item>
          <text:p text:style-name="P10" loext:marker-style-name="T36"><text:span text:style-name="T47">Sémantický web</text:span><text:span text:style-name="T36"> - </text:span><text:span text:style-name="T49">web, kde jsou informace uloženy podle standardizovaných pravidel</text:span><text:span text:style-name="T36">, což </text:span><text:span text:style-name="T49">usnadňuje</text:span><text:span text:style-name="T50"> </text:span><text:span text:style-name="T36">jejich </text:span><text:span text:style-name="T49">vyhledání</text:span><text:span text:style-name="T50"> </text:span><text:span text:style-name="T49">a</text:span><text:span text:style-name="T50"> </text:span><text:span text:style-name="T49">zpracování</text:span><text:span text:style-name="T36">.</text:span></text:p>
        </text:list-item>
      </text:list>
      <text:p text:style-name="P39" loext:marker-style-name="T64"/>
      <text:list text:continue-numbering="true" text:style-name="WWNum18">
        <text:list-item>
          <text:p text:style-name="P10" loext:marker-style-name="T36"><text:span text:style-name="T47">Sdílené aplikace</text:span><text:span text:style-name="T36"> - </text:span><text:span text:style-name="T49">Ukládání uživatelských dokumentů přímo na Internetu</text:span><text:span text:style-name="T36"> a jejich sdílení </text:span><text:span text:style-name="T49">v</text:span><text:span text:style-name="T36"> </text:span><text:span text:style-name="T49">reálném čase</text:span><text:span text:style-name="T50"> </text:span><text:span text:style-name="T36">– na úpravě se může podílet </text:span><text:span text:style-name="T49">více lidí</text:span><text:span text:style-name="T50"> </text:span><text:span text:style-name="T36">(např.: </text:span><text:span text:style-name="T49">GoogleDocs</text:span><text:span text:style-name="T36">)</text:span></text:p>
        </text:list-item>
      </text:list>
      <text:p text:style-name="P39" loext:marker-style-name="T64"/>
      <text:list text:continue-numbering="true" text:style-name="WWNum18">
        <text:list-item>
          <text:p text:style-name="P10" loext:marker-style-name="T61"><text:span text:style-name="T47">Přístup na web -</text:span><text:span text:style-name="T36"> prostřednictvím </text:span><text:span text:style-name="T49">tablet</text:span><text:span text:style-name="T36">, </text:span><text:span text:style-name="T49">mobilní</text:span><text:span text:style-name="T50"> </text:span><text:span text:style-name="T49">telefon</text:span><text:span text:style-name="T36">, </text:span><text:span text:style-name="T49">chytrá</text:span><text:span text:style-name="T50"> </text:span><text:span text:style-name="T49">televize</text:span><text:span text:style-name="T36">...​</text:span></text:p>
        </text:list-item>
      </text:list>
      <text:p text:style-name="P40" loext:marker-style-name="T65"/>
      <text:list text:continue-numbering="true" text:style-name="WWNum18">
        <text:list-item>
          <text:p text:style-name="P10" loext:marker-style-name="T62"><text:span text:style-name="T47">Větší využití videa a 3D prostředí webových prohlížečů</text:span><text:span text:style-name="T62"/></text:p>
        </text:list-item>
      </text:list>
      <text:p text:style-name="P40" loext:marker-style-name="T65"/>
      <text:list text:continue-numbering="true" text:style-name="WWNum18">
        <text:list-item>
          <text:p text:style-name="P10" loext:marker-style-name="T61"><text:span text:style-name="T47">Webové aplikace přizpůsobené dotykovému ovládání</text:span><text:span text:style-name="T36">​</text:span></text:p>
        </text:list-item>
      </text:list>
      <text:list text:style-name="WWNum23">
        <text:list-item>
          <text:p text:style-name="P41" loext:marker-style-name="T61"><text:span text:style-name="Strong_20_Emphasis">Decentralizace</text:span> – Blockchain technologie (např. kryptoměny, smart kontrakty).</text:p>
        </text:list-item>
        <text:list-item>
          <text:p text:style-name="P41" loext:marker-style-name="T61"><text:span text:style-name="Strong_20_Emphasis">IoT (internet of Things)</text:span> – označení pro síť fyzických zařízení, vozidel, domácích spotřebičů a dalších zařízení, která jsou vybavena elektronikou, softwarem, senzory, pohyblivými částmi a síťovou konektivitou, která umožňuje těmto zařízením se propojit a vyměňovat si data. Každé z těchto zařízení je jasně identifikovatelné díky implementovanému výpočetnímu systému, ale přesto je schopno pracovat samostatně v existující infrastruktuře internetu.</text:p>
        </text:list-item>
      </text:list>
      <text:p text:style-name="P42" loext:marker-style-name="T11"/>
      <text:p text:style-name="P43" loext:marker-style-name="T6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Symbols" svg:font-family="'Noto Sans Symbol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2" style:font-size-asian="11pt" style:language-asian="en" style:country-asian="US" style:font-name-complex="Roboto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cs" fo:country="CZ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0835in" fo:margin-bottom="0in" style:contextual-spacing="false" fo:line-height="150%" fo:text-align="center" style:justify-single-word="false" fo:keep-together="always" fo:keep-with-next="always"/>
      <style:text-properties fo:text-transform="uppercase" fo:font-size="22pt" fo:font-weight="bold" style:font-name-asian="Calibri2" style:font-family-asian="Calibri" style:font-family-generic-asian="system" style:font-pitch-asian="variable" style:font-size-asian="22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0835in" fo:margin-bottom="0.0835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945in" fo:margin-bottom="0.1665in" style:contextual-spacing="false" fo:text-align="center" style:justify-single-word="false" fo:keep-together="always" fo:keep-with-next="always"/>
      <style:text-properties fo:text-transform="uppercase" fo:color="#1f4d78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Nadpis_20_4_20_Char" style:default-outline-level="4" style:list-style-name="" style:class="chapter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Subtitle" style:family="paragraph" style:parent-style-name="Standard" style:next-style-name="Standard" loext:linked-style-name="Podnadpis_20_Char" style:class="chapter">
      <style:text-properties fo:color="#000000" loext:opacity="100%" style:font-name="Arial" fo:font-family="Arial" style:font-family-generic="swiss" style:font-pitch="variable" fo:font-size="22pt" fo:font-weight="bold" style:font-name-asian="Arial1" style:font-family-asian="Arial" style:font-family-generic-asian="system" style:font-pitch-asian="variable" style:font-size-asian="22pt" style:language-asian="cs" style:country-asian="CZ" style:font-weight-asian="bold" style:font-name-complex="Arial1" style:font-family-complex="Arial" style:font-family-generic-complex="system" style:font-pitch-complex="variable" style:font-size-complex="22pt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text-transform="uppercase" fo:font-size="22pt" fo:font-weight="bold" style:font-name-asian="Calibri2" style:font-family-asian="Calibri" style:font-family-generic-asian="system" style:font-pitch-asian="variable" style:font-size-asian="22pt" style:font-weight-asian="bold" style:font-name-complex="DejaVu Sans" style:font-family-complex="'DejaVu Sans'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 loext:linked-style-name="Heading_20_2">
      <style:text-properties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 loext:linked-style-name="Heading_20_3">
      <style:text-properties fo:text-transform="uppercase" fo:color="#1f4d78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Podnadpis_20_Char" style:display-name="Podnadpis Char" style:family="text" style:parent-style-name="Default_20_Paragraph_20_Font" loext:linked-style-name="Subtitle">
      <style:text-properties fo:color="#000000" loext:opacity="100%" style:font-name="Arial" fo:font-family="Arial" style:font-family-generic="swiss" style:font-pitch="variable" fo:font-size="22pt" fo:font-weight="bold" style:font-name-asian="Arial1" style:font-family-asian="Arial" style:font-family-generic-asian="system" style:font-pitch-asian="variable" style:font-size-asian="22pt" style:language-asian="cs" style:country-asian="CZ" style:font-weight-asian="bold" style:font-name-complex="Arial1" style:font-family-complex="Arial" style:font-family-generic-complex="system" style:font-pitch-complex="variable" style:font-size-complex="22pt"/>
    </style:style>
    <style:style style:name="Nadpis_20_4_20_Char" style:display-name="Nadpis 4 Char" style:family="text" style:parent-style-name="Default_20_Paragraph_20_Font" loext:linked-style-name="Heading_20_4">
      <style:text-properties fo:color="#2e74b5" loext:opacity="100%" style:font-name="Calibri Light" fo:font-family="'Calibri Light'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8" style:display-name="ListLabel 3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Calibri" fo:font-family="Calibri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-asian="Courier New" style:font-family-asian="'Courier New'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Calibri" fo:font-family="Calibri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Calibri" fo:font-family="Calibri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="Calibri" fo:font-family="Calibri" style:font-family-generic="roman" style:font-pitch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Calibri" fo:font-family="Calibri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Calibri" fo:font-family="Calibri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="Calibri" fo:font-family="Calibri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Calibri" fo:font-family="Calibri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Calibri" fo:font-family="Calibri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3" style:display-name="ListLabel 8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5" style:display-name="ListLabel 8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6" style:display-name="ListLabel 8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8" style:display-name="ListLabel 8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9" style:display-name="ListLabel 8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1" style:display-name="ListLabel 10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3" style:display-name="ListLabel 10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4" style:display-name="ListLabel 10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6" style:display-name="ListLabel 10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7" style:display-name="ListLabel 10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9" style:display-name="ListLabel 10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0" style:display-name="ListLabel 11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2" style:display-name="ListLabel 11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3" style:display-name="ListLabel 11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5" style:display-name="ListLabel 11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6" style:display-name="ListLabel 11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8" style:display-name="ListLabel 11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9" style:display-name="ListLabel 11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21" style:display-name="ListLabel 1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22" style:display-name="ListLabel 12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24" style:display-name="ListLabel 12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25" style:display-name="ListLabel 12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27" style:display-name="ListLabel 12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28" style:display-name="ListLabel 12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0" style:display-name="ListLabel 1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1" style:display-name="ListLabel 13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3" style:display-name="ListLabel 1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4" style:display-name="ListLabel 13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6" style:display-name="ListLabel 13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7" style:display-name="ListLabel 13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9" style:display-name="ListLabel 13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0" style:display-name="ListLabel 14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2" style:display-name="ListLabel 14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3" style:display-name="ListLabel 14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="Calibri" fo:font-family="Calibri" style:font-family-generic="roman" style:font-pitch="variable"/>
    </style:style>
    <style:style style:name="ListLabel_20_155" style:display-name="ListLabel 15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57" style:display-name="ListLabel 15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58" style:display-name="ListLabel 15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0" style:display-name="ListLabel 16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1" style:display-name="ListLabel 16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3" style:display-name="ListLabel 163" style:family="text">
      <style:text-properties style:font-name="Calibri" fo:font-family="Calibri" style:font-family-generic="roman" style:font-pitch="variable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>
      <style:text-properties style:font-name="Calibri" fo:font-family="Calibri" style:font-family-generic="roman" style:font-pitch="variable"/>
    </style:style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>
      <style:text-properties style:font-name="Calibri" fo:font-family="Calibri" style:font-family-generic="roman" style:font-pitch="variable"/>
    </style:style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font-name="Calibri" fo:font-family="Calibri" style:font-family-generic="roman" style:font-pitch="variable"/>
    </style:style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>
      <style:text-properties style:font-name="Calibri" fo:font-family="Calibri" style:font-family-generic="roman" style:font-pitch="variable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>
      <style:text-properties style:font-name="Calibri" fo:font-family="Calibri" style:font-family-generic="roman" style:font-pitch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="Calibri" fo:font-family="Calibri" style:font-family-generic="roman" style:font-pitch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>
      <style:text-properties style:font-name="Calibri" fo:font-family="Calibri" style:font-family-generic="roman" style:font-pitch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>
      <style:text-properties style:font-name="Calibri" fo:font-family="Calibri" style:font-family-generic="roman" style:font-pitch="variable"/>
    </style:style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="Calibri" fo:font-family="Calibri" style:font-family-generic="roman" style:font-pitch="variable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>
      <style:text-properties style:font-name="Calibri" fo:font-family="Calibri" style:font-family-generic="roman" style:font-pitch="variable"/>
    </style:style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>
      <style:text-properties style:font-name="Calibri" fo:font-family="Calibri" style:font-family-generic="roman" style:font-pitch="variable"/>
    </style:style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>
      <style:text-properties style:font-name="Calibri" fo:font-family="Calibri" style:font-family-generic="roman" style:font-pitch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>
      <style:text-properties style:font-name="Calibri" fo:font-family="Calibri" style:font-family-generic="roman" style:font-pitch="variable"/>
    </style:style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>
      <style:text-properties style:font-name="Calibri" fo:font-family="Calibri" style:font-family-generic="roman" style:font-pitch="variable"/>
    </style:style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>
      <style:text-properties style:text-underline-style="solid" style:text-underline-width="auto" style:text-underline-color="font-color" fo:background-color="#ff0000"/>
    </style:style>
    <style:style style:name="ListLabel_20_209" style:display-name="ListLabel 209" style:family="text">
      <style:text-properties style:text-underline-style="solid" style:text-underline-width="auto" style:text-underline-color="font-color"/>
    </style:style>
    <style:style style:name="ListLabel_20_210" style:display-name="ListLabel 210" style:family="text">
      <style:text-properties style:text-underline-style="solid" style:text-underline-width="auto" style:text-underline-color="font-color" fo:background-color="#ff00ff"/>
    </style:style>
    <style:style style:name="ListLabel_20_211" style:display-name="ListLabel 211" style:family="text">
      <style:text-properties style:text-underline-style="solid" style:text-underline-width="auto" style:text-underline-color="font-color" fo:background-color="#ffff00"/>
    </style:style>
    <style:style style:name="ListLabel_20_212" style:display-name="ListLabel 212" style:family="text">
      <style:text-properties style:text-underline-style="solid" style:text-underline-width="auto" style:text-underline-color="font-color" fo:background-color="#808080"/>
    </style:style>
    <style:style style:name="ListLabel_20_213" style:display-name="ListLabel 213" style:family="text">
      <style:text-properties style:text-underline-style="solid" style:text-underline-width="auto" style:text-underline-color="font-color" fo:background-color="#808000"/>
    </style:style>
    <style:style style:name="ListLabel_20_214" style:display-name="ListLabel 214" style:family="text">
      <style:text-properties style:text-underline-style="solid" style:text-underline-width="auto" style:text-underline-color="font-color" fo:background-color="#80000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'Courier New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Wingdings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8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8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10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10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11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11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12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12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13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13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13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14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15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16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Motiv Office">
      <loext:theme-colors loext:name="Kancelář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1972in" fo:margin-left="0.9839in" fo:margin-right="0.9839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ndřej Repko</meta:initial-creator>
    <meta:editing-cycles>24</meta:editing-cycles>
    <meta:creation-date>2023-04-09T16:20:00</meta:creation-date>
    <dc:date>2026-04-22T20:30:21.096174955</dc:date>
    <meta:editing-duration>PT2H24M33S</meta:editing-duration>
    <meta:generator>LibreOffice/26.2.2.2$Linux_X86_64 LibreOffice_project/620$Build-2</meta:generator>
    <meta:document-statistic meta:table-count="0" meta:image-count="0" meta:object-count="0" meta:page-count="4" meta:paragraph-count="107" meta:word-count="1146" meta:character-count="7838" meta:non-whitespace-character-count="6807"/>
    <meta:user-defined meta:name="AppVersion">16.0000</meta:user-defined>
    <meta:template xlink:type="simple" xlink:actuate="onRequest" xlink:title="Normal.dotm" xlink:href=""/>
  </office:meta>
</office:document-meta>
</file>